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306in" fo:margin-left="-0.0069in" table:align="left" style:writing-mode="lr-tb"/>
    </style:style>
    <style:style style:name="Table1.A" style:family="table-column">
      <style:table-column-properties style:column-width="3.1639in"/>
    </style:style>
    <style:style style:name="Table1.B" style:family="table-column">
      <style:table-column-properties style:column-width="3.5667in"/>
    </style:style>
    <style:style style:name="Table1.1" style:family="table-row">
      <style:table-row-properties style:min-row-height="0.1917in" style:keep-together="true" fo:keep-together="auto"/>
    </style:style>
    <style:style style:name="Table1.A1" style:family="table-cell">
      <style:table-cell-properties fo:background-color="#ffffff" fo:padding-left="0.0069in" fo:padding-right="0.0069in" fo:padding-top="0in" fo:padding-bottom="0in" fo:border-left="0.0007in solid #ffffff" fo:border-right="none" fo:border-top="0.0007in solid #ffffff" fo:border-bottom="0.0007in solid #ffffff">
        <style:background-image/>
      </style:table-cell-properties>
    </style:style>
    <style:style style:name="Table1.B1" style:family="table-cell">
      <style:table-cell-properties fo:background-color="#ffffff" fo:padding-left="0.0069in" fo:padding-right="0.0069in" fo:padding-top="0in" fo:padding-bottom="0in" fo:border="0.0007in solid #ffffff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paragraph-properties>
        <style:tab-stops>
          <style:tab-stop style:position="2.3925in"/>
          <style:tab-stop style:position="2.9953in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P5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>
        <style:tab-stops>
          <style:tab-stop style:position="2.4953in"/>
          <style:tab-stop style:position="2.9953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paragraph-properties>
        <style:tab-stops>
          <style:tab-stop style:position="2.4953in"/>
          <style:tab-stop style:position="2.9953in"/>
        </style:tab-stops>
      </style:paragraph-properties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2.4953in"/>
          <style:tab-stop style:position="2.9953in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text-underline-style="none" fo:font-weight="bold" style:font-weight-asian="bold" style:font-weight-complex="bold"/>
    </style:style>
    <style:style style:name="P12" style:family="paragraph" style:parent-style-name="Standard">
      <style:paragraph-properties fo:margin-left="0.4953in" fo:margin-right="0in" fo:text-indent="0in" style:auto-text-indent="false">
        <style:tab-stops>
          <style:tab-stop style:position="2.9902in"/>
          <style:tab-stop style:position="3.4902in"/>
        </style:tab-stops>
      </style:paragraph-properties>
    </style:style>
    <style:style style:name="P13" style:family="paragraph" style:parent-style-name="Standard">
      <style:paragraph-properties fo:margin-left="0.4953in" fo:margin-right="0in" fo:text-indent="0in" style:auto-text-indent="false">
        <style:tab-stops>
          <style:tab-stop style:position="1.4902in"/>
          <style:tab-stop style:position="1.9902in"/>
        </style:tab-stops>
      </style:paragraph-properties>
      <style:text-properties fo:font-size="10.5pt" style:font-size-asian="10.5pt" style:font-size-complex="10.5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5" style:family="paragraph" style:parent-style-name="Standard" style:list-style-name="WWNum8"/>
    <style:style style:name="P16" style:family="paragraph" style:parent-style-name="Standard" style:list-style-name="WWNum1"/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 style:list-style-name="L1">
      <style:text-properties fo:font-size="10pt" style:text-underline-style="none" style:font-size-asian="10pt" style:font-size-complex="10pt"/>
    </style:style>
    <style:style style:name="P19" style:family="paragraph" style:parent-style-name="Standard" style:list-style-name="WWNum14">
      <style:paragraph-properties fo:margin-left="0.5in" fo:margin-right="0in" fo:text-indent="-0.25in" style:auto-text-indent="false">
        <style:tab-stops>
          <style:tab-stop style:position="1.3126in"/>
          <style:tab-stop style:position="3in"/>
        </style:tab-stops>
      </style:paragraph-properties>
      <style:text-properties fo:font-size="10.5pt" style:font-size-asian="10.5pt" style:font-size-complex="10.5pt"/>
    </style:style>
    <style:style style:name="P20" style:family="paragraph" style:parent-style-name="Standard" style:list-style-name="WWNum7">
      <style:paragraph-properties fo:margin-left="0.5in" fo:margin-right="0in" fo:text-indent="-0.25in" style:auto-text-indent="false">
        <style:tab-stops>
          <style:tab-stop style:position="1.3126in"/>
          <style:tab-stop style:position="3in"/>
        </style:tab-stops>
      </style:paragraph-properties>
      <style:text-properties fo:font-size="10.5pt" style:font-size-asian="10.5pt" style:font-size-complex="10.5pt"/>
    </style:style>
    <style:style style:name="P21" style:family="paragraph" style:parent-style-name="Standard" style:list-style-name="WWNum9">
      <style:paragraph-properties fo:margin-left="0.5in" fo:margin-right="0in" fo:text-indent="-0.25in" style:auto-text-indent="false"/>
      <style:text-properties fo:font-size="10pt" style:font-size-asian="10pt" style:font-size-complex="10pt"/>
    </style:style>
    <style:style style:name="P22" style:family="paragraph" style:parent-style-name="Standard" style:list-style-name="WWNum6">
      <style:paragraph-properties fo:margin-left="0.5in" fo:margin-right="0in" fo:text-indent="-0.25in" style:auto-text-indent="false"/>
      <style:text-properties fo:font-size="10pt" style:font-size-asian="10pt" style:font-size-complex="10pt"/>
    </style:style>
    <style:style style:name="P23" style:family="paragraph" style:parent-style-name="Standard" style:list-style-name="WWNum10">
      <style:paragraph-properties fo:margin-left="0.5in" fo:margin-right="0in" fo:text-indent="-0.2583in" style:auto-text-indent="false"/>
      <style:text-properties fo:font-size="10pt" style:font-size-asian="10pt" style:font-size-complex="10pt"/>
    </style:style>
    <style:style style:name="P24" style:family="paragraph" style:parent-style-name="Standard" style:list-style-name="WWNum11">
      <style:paragraph-properties fo:margin-left="0.5in" fo:margin-right="0in" fo:text-indent="-0.2583in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WWNum12">
      <style:paragraph-properties fo:margin-left="0.5in" fo:margin-right="0in" fo:text-indent="-0.2583in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WWNum4">
      <style:paragraph-properties fo:margin-left="0.5in" fo:margin-right="0in" fo:text-indent="-0.2583in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WWNum13">
      <style:paragraph-properties fo:margin-left="0.5in" fo:margin-right="0in" fo:text-indent="-0.2602in" style:auto-text-indent="false"/>
      <style:text-properties fo:font-size="10pt" style:font-size-asian="10pt" style:font-size-complex="10pt"/>
    </style:style>
    <style:style style:name="P28" style:family="paragraph" style:parent-style-name="Standard" style:list-style-name="WWNum5">
      <style:paragraph-properties fo:margin-left="0.5in" fo:margin-right="0in" fo:text-indent="-0.2602in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GoBack"/>Zach Bernal</text:p>
      <text:p text:style-name="Standard"><text:a xlink:type="simple" xlink:href="mailto:Zachary.Bernal@gmail.com">Zachary.Bernal@gmail.com</text:a> <text:s text:c="77"/>650-575-9242 (cell)</text:p>
      <text:p text:style-name="Horizontal_20_Line"/>
      <text:p text:style-name="P1">Technical &amp; Qualitative Areas of Strength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30589839" text:style-name="WWNum8">
              <text:list-item>
                <text:p text:style-name="P15">Debugging &amp; maintaining legacy code</text:p>
              </text:list-item>
            </text:list>
            <text:list xml:id="list30593564" text:style-name="WWNum1">
              <text:list-item>
                <text:p text:style-name="P16">Embedded C, C++, MIPS Assembly Firmware</text:p>
              </text:list-item>
              <text:list-item>
                <text:p text:style-name="P16">Robotic Behavioral Control</text:p>
              </text:list-item>
              <text:list-item>
                <text:p text:style-name="P16">Circuit Design, PCB Layout &amp; Assembly</text:p>
              </text:list-item>
            </text:list>
            <text:p text:style-name="Standard"/>
          </table:table-cell>
          <table:table-cell table:style-name="Table1.B1" office:value-type="string">
            <text:list xml:id="list30645446" text:continue-numbering="true" text:style-name="WWNum1">
              <text:list-item>
                <text:p text:style-name="P16">Web Application Development</text:p>
              </text:list-item>
              <text:list-item>
                <text:p text:style-name="P16">Software Build &amp; Release Experience</text:p>
              </text:list-item>
              <text:list-item>
                <text:p text:style-name="P16">Quick Learner, Focused</text:p>
              </text:list-item>
              <text:list-item>
                <text:p text:style-name="P16">Excellent Communication Skills</text:p>
              </text:list-item>
            </text:list>
          </table:table-cell>
        </table:table-row>
      </table:table>
      <text:p text:style-name="P1">Education: University of California at Santa Cruz</text:p>
      <text:p text:style-name="Standard">B.S. Computer Engineering at UC Santa Cruz 12/2009</text:p>
      <text:p text:style-name="P1"/>
      <text:p text:style-name="P1">Skills</text:p>
      <text:p text:style-name="Standard">Extensive experience with embedded C &amp; C++, Python, PHP</text:p>
      <text:p text:style-name="Standard">Java, C#, Perl, XML, MySQL, VB.NET, HC11 &amp; MIPS Assembler</text:p>
      <text:p text:style-name="Standard">Xilinx ISE, Orcad Capture &amp; Layout, SolidWorks 2008</text:p>
      <text:p text:style-name="Standard">3D Modeling &amp; Level Design: 3DS Max, Blender, Softimage XSI, Valve Hammer</text:p>
      <text:p text:style-name="Standard">Windows, Solaris, Ubuntu, Debain, Cygwin, ThreadX RTOS</text:p>
      <text:p text:style-name="Standard"/>
      <text:p text:style-name="P1">Full-time Employment</text:p>
      <text:p text:style-name="P11">SuccessFactors (SAP Cloud): 7/2013 – Present</text:p>
      <text:list xml:id="list30598132" text:style-name="L1">
        <text:list-item>
          <text:p text:style-name="P18">Administrated the Tripwire 7.5 and 8.2 and RSA 6.1, 7.1 and 8.0 consoles</text:p>
        </text:list-item>
        <text:list-item>
          <text:p text:style-name="P18">Spearheaded the upgrade to Tripwire 8.2 and RSA 8.0</text:p>
        </text:list-item>
        <text:list-item>
          <text:p text:style-name="P18">Prepared audit-ready reports on our security infrastructure</text:p>
        </text:list-item>
        <text:list-item>
          <text:p text:style-name="P18">Handled penetration tests and remediation of discovered issues</text:p>
        </text:list-item>
      </text:list>
      <text:p text:style-name="P1"/>
      <text:p text:style-name="P10">Zoran Corporation (acquired by CSR): 3/2010 – 1/2013</text:p>
      <text:p text:style-name="P8">Zoran was an industry leader in System-On-A-Chip silicon for digital cameras and driving recorder devices. They develop the driver-level and image-processing level hardware and software for these devices, primarily written in C and C++ in a ThreadX RTOS. My role was to support and enhance legacy features for Zoran-powered devices. I worked face-to-face with customer developers to solve release-blocking technical bugs, refactored critical legacy code, and proliferated the use of TDD in the development of new features.</text:p>
      <text:list xml:id="list30583920" text:style-name="WWNum9">
        <text:list-item>
          <text:p text:style-name="P21">Maintained the C, C++, and MIPS assembly software infrastructure of many different digital camera models</text:p>
        </text:list-item>
      </text:list>
      <text:list xml:id="list30588937" text:style-name="WWNum6">
        <text:list-item>
          <text:p text:style-name="P22">Refactored critical image processing hardware driver interfaces to improve code cleanliness and ease of access for applications developers</text:p>
        </text:list-item>
        <text:list-item>
          <text:p text:style-name="P22">Integrated dual-sensor recording features and bugfixes from older customer branches to mainline to prevent duplication of efforts and to get projects in new markets to release on time</text:p>
        </text:list-item>
        <text:list-item>
          <text:p text:style-name="P22">Debugged and solved critical release-blocking issues for a wide variety of overseas customers in Japan, Taiwan, China, and South Korea, and for our internal QA</text:p>
        </text:list-item>
        <text:list-item>
          <text:p text:style-name="P22">Developed high-level flow code, critical hardware driver interfaces, and added features to low-level operating system calls in ThreadX.</text:p>
        </text:list-item>
      </text:list>
      <text:p text:style-name="Standard"/>
      <text:p text:style-name="P29"/>
      <text:p text:style-name="P1">Internship Employment</text:p>
      <text:p text:style-name="P5">Genomic Health, Inc.: Summer 2007, Winter 2007 and Summer 2008</text:p>
      <text:list xml:id="list30596461" text:style-name="WWNum10">
        <text:list-item>
          <text:p text:style-name="P23">Upgraded an internal contract management application written in C# from .NET 1.1 to .NET 2.0, and modified its GUI to improve usability.</text:p>
        </text:list-item>
      </text:list>
      <text:list xml:id="list30594564" text:style-name="WWNum11">
        <text:list-item>
          <text:p text:style-name="P24">Serviced maintenance requests for the website, www.genomichealth.com, including uploading and formatting new content, modifying the navigation interface, and formatting search keywords for interfacing with popular search engines.</text:p>
        </text:list-item>
      </text:list>
      <text:list xml:id="list30613063" text:style-name="WWNum12">
        <text:list-item>
          <text:p text:style-name="P25">Built, released, and configured Genomic Health's suite of C# business and lab services on new development and QA environments, and documented the installation/upgrade process</text:p>
        </text:list-item>
      </text:list>
      <text:list xml:id="list30587376" text:style-name="WWNum4">
        <text:list-item>
          <text:p text:style-name="P26">Maintained and released new content on the corporate website, including integrating flash into the front page</text:p>
        </text:list-item>
        <text:list-item>
          <text:p text:style-name="P26">Modified a C# email blaster utility that reads from a Microsoft CRM Database to create diagnostic logs.</text:p>
        </text:list-item>
      </text:list>
      <text:p text:style-name="P2"/>
      <text:p text:style-name="P5">NASA Ames Undergraduate Student Research Program: 6/2006 – 9/2006</text:p>
      <text:list xml:id="list30601561" text:style-name="WWNum13">
        <text:list-item>
          <text:p text:style-name="P27">Evaluated and made recommendations on the Liferay web portal software for use on the NASA website</text:p>
        </text:list-item>
      </text:list>
      <text:list xml:id="list30584975" text:style-name="WWNum5">
        <text:list-item>
          <text:p text:style-name="P28">Wrote &amp; debugged C++ code &amp; Javascript for enabling mobile devices to view board room availability schedules through web services.</text:p>
        </text:list-item>
        <text:list-item>
          <text:p text:style-name="P28">Wrote C++ software for synchronizing user network access information between an X500 directory and a system-generated spreadsheet.</text:p>
        </text:list-item>
      </text:list>
      <text:p text:style-name="Standard"/>
      <text:p text:style-name="Standard"><text:span text:style-name="T1">College Projects &amp; Accomplishments</text:span>:</text:p>
      <text:p text:style-name="P5">Senior Project: Autonomous Beacon-Tracking Kayak</text:p>
      <text:p text:style-name="P3">The National Marine Fisheries Service sought to better understand the migration patterns of rainbow and steelhead trout. My team and I built an autonomous kayak for tracking acoustic-beacon-tagged rainbow trout along the Sacramento river. My contributions to the project:</text:p>
      <text:list xml:id="list30600908" text:style-name="WWNum14">
        <text:list-item>
          <text:p text:style-name="P19">Low-level Drivers for the Atmega128L Microcontroller</text:p>
        </text:list-item>
      </text:list>
      <text:list xml:id="list30601987" text:style-name="WWNum7">
        <text:list-item>
          <text:p text:style-name="P20">Interfacing the microcontroller with a GPS chip, magnetometer, and DC motors</text:p>
        </text:list-item>
        <text:list-item>
          <text:p text:style-name="P20">PID Feedback control and behavioral programming</text:p>
        </text:list-item>
        <text:list-item>
          <text:p text:style-name="P20">Mechanical Design and Robot Assembly</text:p>
        </text:list-item>
      </text:list>
      <text:p text:style-name="P12"/>
      <text:p text:style-name="P6">“The Tank!” Competitive Robot</text:p>
      <text:p text:style-name="P7"><text:span text:style-name="T2">I built an autonomous vehicle for competing in UCSC's Mechatronics class-wide competition. My team and I built a robot that tracked an IR beacon, drove around a field and was able to detect the boundaries of the playing field using IR reflectivity sensors, and deposit golf balls into a goal. “The Tank!” was prominently featured on the local <text:s/>news, KSBW (</text:span><text:a xlink:type="simple" xlink:href="http://www.soe.ucsc.edu/classes/cmpe118/Winter09/"><text:span text:style-name="T2">http://www.soe.ucsc.edu/classes/cmpe118/Winter09/</text:span></text:a><text:span text:style-name="T2">, click on “final project description” and “KSBW news video.” “The Tank!” is the large robot with the black rubber wheels.)</text:span></text:p>
      <text:p text:style-name="P13"/>
      <text:p text:style-name="P6">HC11 Waveform Generator &amp; EEPROM burner</text:p>
      <text:p text:style-name="P9">I designed and built an external-bus HC11 board for the Microcontroller Design course. I expanded upon the minimum specification by adding a digital-to-analog converter and writing software to play musical tones based on keyboard input. I exceeded the requirements of the class by modifying the hardware to write to the AM29F010 Flash chip and writing a suite of Linux-based software tools for programming the system in GCC.</text:p>
      <text:p text:style-name="P1"/>
      <text:p text:style-name="P1">Personal Projects</text:p>
      <text:p text:style-name="P4">Remote Bukkit Minecraft Server: 9/2011 – 5/2013</text:p>
      <text:p text:style-name="P8">I maintained a LAMP stack on Debian for a small minecraft community, set up iptables to mitigate DDOS/spam attacks, maintained a daily backup system, and maintained phpbb and MantisB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style:font-name-asian="Arial Unicode MS" style:language-asian="ja" style:country-asian="JP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size="12pt" style:letter-kerning="true" style:font-name-asian="Arial Unicode MS" style:font-size-asian="12pt" style:font-name-complex="Times New Roman1" style:font-size-complex="12pt"/>
    </style:style>
    <style:style style:name="Internet_20_link" style:display-name="Internet link" style:family="text" style:parent-style-name="Default_20_Paragraph_20_Font">
      <style:text-properties fo:color="#000080" fo:language="zxx" fo:country="none" style:text-underline-style="solid" style:text-underline-width="auto" style:text-underline-color="font-color" style:language-asian="zxx" style:country-asian="none" style:font-name-complex="Times New Roman1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h Bernal</meta:initial-creator>
    <dc:creator>Zach Bernal</dc:creator>
    <meta:editing-cycles>13</meta:editing-cycles>
    <meta:creation-date>2013-07-17T03:50:00</meta:creation-date>
    <dc:date>2013-10-30T10:48:56.02</dc:date>
    <meta:editing-duration>PT3H10M14S</meta:editing-duration>
    <meta:generator>OpenOffice.org/3.3$Win32 OpenOffice.org_project/330m20$Build-9567</meta:generator>
    <meta:document-statistic meta:table-count="1" meta:image-count="0" meta:object-count="0" meta:page-count="2" meta:paragraph-count="57" meta:word-count="827" meta:character-count="55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